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>
      <style:table-cell-properties fo:background-color="#3399ff"/>
      <style:text-properties style:text-position=""/>
    </style:style>
    <style:style style:name="ce5" style:family="table-cell" style:parent-style-name="Default">
      <style:table-cell-properties fo:background-color="#ffff66"/>
      <style:text-properties style:text-position=""/>
    </style:style>
  </office:automatic-styles>
  <office:body>
    <office:spreadsheet>
      <table:table table:name="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" table:style-name="ta1">
        <table:table-column table:style-name="co2" table:number-columns-repeated="3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" table:style-name="ta1">
        <table:table-column table:style-name="co2" table:number-columns-repeated="3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6" table:style-name="ta1">
        <table:table-column table:style-name="co2" table:number-columns-repeated="3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</table:table>
      <table:table table:name="7" table:style-name="ta1">
        <table:table-column table:style-name="co2" table:number-columns-repeated="3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8" table:style-name="ta1">
        <table:table-column table:style-name="co2" table:number-columns-repeated="3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9" table:style-name="ta1">
        <table:table-column table:style-name="co2" table:number-columns-repeated="3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0" table:style-name="ta1">
        <table:table-column table:style-name="co2" table:number-columns-repeated="3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11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2" table:style-name="ta1">
        <table:table-column table:style-name="co2" table:number-columns-repeated="3" table:default-cell-style-name="Default"/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3" table:style-name="ta1">
        <table:table-column table:style-name="co2" table:number-columns-repeated="3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4" table:style-name="ta1">
        <table:table-column table:style-name="co2" table:number-columns-repeated="3" table:default-cell-style-name="Default"/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5" table:style-name="ta1">
        <table:table-column table:style-name="co2" table:number-columns-repeated="3" table:default-cell-style-name="Default"/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6" table:style-name="ta1">
        <table:table-column table:style-name="co2" table:number-columns-repeated="3" table:default-cell-style-name="Default"/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</table:table-row>
      </table:table>
      <table:table table:name="17" table:style-name="ta1">
        <table:table-column table:style-name="co2" table:number-columns-repeated="3" table:default-cell-style-name="Default"/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bis" table:style-name="ta1">
        <table:table-column table:style-name="co2" table:number-columns-repeated="3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7bis" table:style-name="ta1">
        <table:table-column table:style-name="co2" table:number-columns-repeated="3" table:default-cell-style-name="Default"/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0/00/0000</text:date>, <text:time style:data-style-name="N2" text:time-value="0000-00-00T00:00:02.135501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16S</meta:editing-duration>
    <meta:editing-cycles>21</meta:editing-cycles>
    <meta:generator>LibreOffice/4.1.2.3$Windows_x86 LibreOffice_project/40b2d7fde7e8d2d7bc5a449dc65df4d08a7dd38</meta:generator>
    <dc:date>2021-06-01T22:30:11.530000000</dc:date>
    <meta:document-statistic meta:table-count="19" meta:cell-count="1281" meta:object-count="0"/>
    <meta:user-defined meta:name="Info 1"/>
    <meta:user-defined meta:name="Info 2"/>
    <meta:user-defined meta:name="Info 3"/>
    <meta:user-defined meta:name="Info 4"/>
  </office:meta>
</office:document-meta>
</file>